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style:font-name="Segoe UI4" style:font-name-asian="Segoe UI4" style:font-name-complex="Segoe UI4"/>
    </style:style>
    <style:style style:name="T2" style:family="text">
      <style:text-properties style:font-name="Segoe UI2" style:font-name-asian="Segoe UI4" style:font-name-complex="Segoe UI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4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Segoe UI4" fo:font-style="italic" fo:font-weight="normal" style:font-name-asian="Segoe UI4" style:font-style-asian="italic" style:font-weight-asian="normal" style:font-name-complex="Segoe UI4" style:font-style-complex="italic" style:font-weight-complex="normal"/>
    </style:style>
    <style:style style:name="T12" style:family="text">
      <style:text-properties style:text-position="-33% 58%" style:font-name="Segoe UI2" fo:font-weight="normal" style:font-name-asian="Segoe UI4" style:font-weight-asian="normal" style:font-name-complex="Segoe UI4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-33% 58%" fo:font-style="normal" style:font-style-asian="normal" style:font-style-complex="normal"/>
    </style:style>
    <style:style style:name="T15" style:family="text">
      <style:text-properties style:text-position="-33% 58%" style:font-name="Segoe UI2" fo:font-style="normal" fo:font-weight="normal" style:font-name-asian="Segoe UI4" style:font-style-asian="normal" style:font-weight-asian="normal" style:font-name-complex="Segoe UI4" style:font-style-complex="normal" style:font-weight-complex="normal"/>
    </style:style>
    <style:style style:name="T16" style:family="text">
      <style:text-properties fo:font-size="28pt" style:font-size-asian="40pt" style:font-size-complex="40pt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Newtonschen Gesetze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Das Trägheitsgesetz</text:p>
                                  </text:list-item>
                                  <text:list-item>
                                    <text:p text:style-name="P1">Das Gesetz von Ursache und Wirkung (F = m <text:span text:style-name="T1">·</text:span><text:span text:style-name="T2"> a)</text:span></text:p>
                                  </text:list-item>
                                  <text:list-item>
                                    <text:p text:style-name="P1"><text:span text:style-name="T2">Das Gesetz der Übereinstimmung von Aktion und Reak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 (ein Vektor), welche Verformung oder eine Änderung der Geschwindigkeit eines Objekts hervorr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"Nettokraf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umme aller auf ein Objekt wirkender Kräfte <text:span text:style-name="T3">F</text:span><text:span text:style-name="T4">i</text:span>. Sie wirkt wie eine einzelne Kraft:</text:p>
            <text:p/>
            <text:p/>
            <text:p/>
            <text:p>Bei entgegengerichteten Kräften kann die Nettokraft durchaus geringer als einzelne Kräfte sein.</text:p>
          </draw:text-box>
        </draw:frame>
        <draw:frame draw:style-name="gr2" draw:text-style-name="P2" draw:layer="layout" svg:width="11.532cm" svg:height="3.218cm" svg:x="8.233cm" svg:y="9.29cm">
          <text:p/>
          <draw:object xlink:href="../Nettokraf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Objekt im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Nettokraft verschwindet, </text:p>
            <text:p/>
            <text:p>also die Summe aller auf das Objekt einwirkender Kräfte Null ergib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rägheit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5">Das "Beharrungsvermögen" eines Objekts, seine gegenwärtige Bewegung beizube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Trägheit 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ie Masse ist ein Maß für die Trägheit eines Objek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erste Newton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Ohne die Einwirkung äußerer Kräfte verbleibt ein ruhender Körper in Ruhe und ein bewegter Körper weiterhin mit gleichbleibender Geschwindigkeit in Bew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6">Gilt das erste Newtonsche Gesetz auch für einzelne Komponenten der Geschwindigkeiten und Kräfte an einem Objekt oder nur für die Nettokraft/Netto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ste Newtonsche Gesetz gilt auch für die einzelnen Komponenten von Kräften und Geschwindigkeite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6">Worauf kann man aufgrund des ersten Newtonschen Gesetzes schließen, wenn ein Körper in gleichförmiger, geradliniger Bewegung oder in Ruhe verhar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s auf ihn keine Nettokraft einwirkt, diese also Null beträg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sagt das zweite Newton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schleunigung eines Körpers ist proportional zur wirkenden Nettokraft und umgekehrt proportional zu seiner Masse. Die Richtung der Beschleunigung ist gleich der Richtung der Nettokraft:</text:p>
            <text:p/>
            <text:p><text:span text:style-name="T3">F</text:span> = <text:span text:style-name="T7">m</text:span> <text:span text:style-name="T3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dritte Newtonsche Gesetz?</text:p>
          </draw:text-box>
        </draw:frame>
        <draw:frame presentation:style-name="pr5" draw:layer="layout" svg:width="25.199cm" svg:height="12.18cm" svg:x="1.4cm" svg:y="4.914cm" presentation:class="subtitle">
          <draw:text-box>
            <text:p>Zu jeder Kraft (Aktion) gibt es eine gleich große Gegenkraft (Reaktion):</text:p>
            <text:p/>
            <text:p><text:span text:style-name="T3">F</text:span><text:span text:style-name="T8">12</text:span> = -<text:span text:style-name="T3">F</text:span><text:span text:style-name="T8">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Gewicht mit der Masse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ie Beschleunigung und das dritte Newtonsche Gesetz</text:p>
            <text:p/>
            <text:p>Beispiel Objekt im Schwerkraftfeld: ein Objekt drückt mit der (Gewichts-)Kraft proportional zu seiner Masse und zur Beschleunigung im Schwerkraftfeld auf die Unterla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6">Welche Nettokraft erfährt ein Objekt im Schwerkraftfeld, wenn es sich auf einer waagerechten, festen Unterlage befinde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Nettokraft beträgt Null:<text:line-break/><text:line-break/>Das Objekt wird mit der Gewichtskraft beschleunigt, jedoch übt die Unterlage eine gleich große, entgegengerichtete Kraft au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as führt jede nicht ausgeglichen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 einer Beschleuni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Normal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raft senkrecht zu einer (nicht notwendigerweise waagerechten!) Oberfläch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Translationsgleichgewicht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5">Wenn alle wirkenden Kräfte sich im Gleichgewicht befinden, die Nettokraft also Null ist und es folglich zu keiner Beschleunigung komm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nennt man die Untersuchung von Objekten im Translationsgleichgewich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tatik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Rei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 ist die Kraft, die einer Bewegung als Widerstand entgegenwirk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rei typischen Arten von Reibung gibt es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Haftreibung (diskutabel)</text:p>
                                  </text:list-item>
                                  <text:list-item>
                                    <text:p text:style-name="P1">Gleitreibung</text:p>
                                  </text:list-item>
                                  <text:list-item>
                                    <text:p text:style-name="P1">Rollreibung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ie Reibungskraf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m <text:span text:style-name="T9">Reibungskoeffizienten</text:span><text:span text:style-name="T10"> </text:span><text:span text:style-name="T11">μ</text:span><text:span text:style-name="T12">R</text:span> und der <text:span text:style-name="T9">Normalkraft</text:span> <text:span text:style-name="T7">N</text:span><text:span text:style-name="T13">:</text:span></text:p>
            <text:p><text:span text:style-name="T13"/></text:p>
            <text:p><text:span text:style-name="T7">F</text:span><text:span text:style-name="T14">R</text:span><text:span text:style-name="T13"> = </text:span><text:span text:style-name="T11">μ</text:span><text:span text:style-name="T15">R</text:span><text:span text:style-name="T13"> </text:span><text:span text:style-name="T7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16">Hängt die Reibung noch von anderen Dingen ab als von der Normalkraft und dem Reibungskoeffizient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16">Hängt die Reibung noch von anderen Dingen ab als von der Normalkraft und dem Reibungskoeffizient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.</text:p>
            <text:p/>
            <text:p>(Achtung, dies gilt für die meisten Metalle: Polymere sind anders. Außerdem gilt es nicht notwendigerweise für Haftreibung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Hängt die Reibung von der Geschwindigkeit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</text:p>
            <text:p/>
            <text:p>(Es gibt jedoch Ausnahmen, siehe https://de.wikipedia.org/wiki/Reibung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ypische Eigenschaft der Rei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Dissipation, d.h. die Umwandlung von Energie in Wärme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eiterer dissipativer Prozes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Luftwiderstand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Widerstand wirkt bei Würf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Luftwiderstand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von hängt der Luftwiderstand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einer Proportionalitätskonstanten <text:span text:style-name="T7">K</text:span> und dem <text:span text:style-name="T9">Quadrat der Geschwindigkeit</text:span>:</text:p>
            <text:p/>
            <text:p><text:span text:style-name="T17">F</text:span><text:span text:style-name="T8">LW</text:span> = <text:span text:style-name="T7">K</text:span> <text:span text:style-name="T17">v</text:span><text:span text:style-name="T18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13M46S</meta:editing-duration>
    <meta:editing-cycles>11</meta:editing-cycles>
    <meta:generator>LibreOffice/4.3.4.1$Windows_x86 LibreOffice_project/bc356b2f991740509f321d70e4512a6a54c5f243</meta:generator>
    <dc:date>2015-03-03T11:42:08.302000000</dc:date>
    <meta:document-statistic meta:object-count="130"/>
  </office:meta>
</office:document-meta>
</file>